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8000" draw:marker-start-width="0.321cm" draw:marker-end-width="0.321cm" draw:fill-color="#ff8000" draw:opacity="50%" draw:textarea-horizontal-align="justify" draw:textarea-vertical-align="middle" draw:auto-grow-height="false" fo:min-height="1.17cm" fo:min-width="0.92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ff8000" draw:marker-start-width="0.321cm" draw:marker-end="Arrow" draw:marker-end-width="0.421cm" draw:fill="solid" draw:fill-color="#ff8000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8000" draw:marker-start-width="0.321cm" draw:marker-end-width="0.321cm" draw:fill-color="#ff8000" draw:opacity="50%" draw:textarea-horizontal-align="justify" draw:textarea-vertical-align="middle" draw:auto-grow-height="false" fo:min-height="0.671cm" fo:min-width="1.862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8000" draw:marker-start-width="0.321cm" draw:marker-end="Arrow" draw:marker-end-width="0.421cm" draw:fill="solid" draw:fill-color="#ff8000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8000" draw:marker-start-width="0.321cm" draw:marker-end-width="0.321cm" draw:fill-color="#ff8000" draw:textarea-horizontal-align="justify" draw:textarea-vertical-align="middle" draw:auto-grow-height="false" fo:min-height="0.094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color="#ff8000" draw:fill-color="#ff8000" draw:opacity="50%" draw:textarea-vertical-align="middle" draw:auto-grow-height="false" fo:min-height="0.402cm" fo:min-width="0.879cm"/>
    </style:style>
    <style:style style:name="P1" style:family="paragraph">
      <style:paragraph-properties fo:text-align="center"/>
    </style:style>
    <style:style style:name="P2" style:family="paragraph">
      <loext:graphic-properties draw:fill-color="#ff8000" draw:opacity="50%"/>
      <style:paragraph-properties fo:text-align="center"/>
      <style:text-properties fo:color="#ff972f" fo:font-size="9pt" fo:text-shadow="1pt 1pt" fo:font-weight="bold" style:font-size-asian="22pt" style:font-size-complex="22pt"/>
    </style:style>
    <style:style style:name="P3" style:family="paragraph">
      <loext:graphic-properties draw:fill="solid" draw:fill-color="#ff8000"/>
      <style:paragraph-properties fo:text-align="center"/>
      <style:text-properties fo:color="#ff972f" fo:font-size="22pt" fo:text-shadow="1pt 1pt" fo:font-weight="bold" style:font-size-asian="22pt" style:font-size-complex="22pt"/>
    </style:style>
    <style:style style:name="P4" style:family="paragraph">
      <loext:graphic-properties draw:fill-color="#ff8000" draw:opacity="50%"/>
      <style:paragraph-properties fo:text-align="center"/>
      <style:text-properties fo:color="#ff972f" fo:font-size="9pt" fo:text-shadow="1pt 1pt" fo:font-weight="bold" style:font-size-asian="9pt" style:font-size-complex="9pt"/>
    </style:style>
    <style:style style:name="P5" style:family="paragraph">
      <loext:graphic-properties draw:fill-color="#ff8000"/>
      <style:paragraph-properties fo:text-align="center"/>
      <style:text-properties fo:color="#ff972f" fo:font-size="22pt" fo:text-shadow="1pt 1pt" fo:font-weight="bold" style:font-size-asian="22pt" style:font-size-complex="22pt"/>
    </style:style>
    <style:style style:name="P6" style:family="paragraph">
      <loext:graphic-properties draw:fill-color="#ff8000" draw:opacity="50%"/>
      <style:paragraph-properties fo:text-align="center"/>
    </style:style>
    <style:style style:name="T1" style:family="text">
      <style:text-properties fo:color="#ff972f" fo:font-size="11pt" fo:text-shadow="1pt 1pt" fo:font-weight="bold" style:font-size-asian="22pt" style:font-size-complex="22pt"/>
    </style:style>
    <style:style style:name="T2" style:family="text">
      <style:text-properties fo:color="#ff972f" fo:font-size="11pt" fo:text-shadow="1pt 1pt" fo:font-weight="bold" style:font-size-asian="11pt" style:font-size-complex="11pt"/>
    </style:style>
    <style:style style:name="T3" style:family="text">
      <style:text-properties fo:color="#ff972f" fo:font-size="22pt" fo:text-shadow="1pt 1pt" fo:font-weight="bold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2" draw:id="id2" draw:layer="layout" svg:width="3cm" svg:height="3cm" svg:x="5.5cm" svg:y="8.96cm">
          <text:p text:style-name="P1"><text:span text:style-name="T1">Mur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6.994cm" svg:y1="6.46cm" svg:x2="7cm" svg:y2="8.96cm" draw:start-shape="id1" draw:start-glue-point="8" draw:end-shape="id2" draw:end-glue-point="4" svg:d="M6994 6460v1251h6v1249" svg:viewBox="0 0 7 2501">
          <text:p/>
        </draw:connector>
        <draw:custom-shape draw:style-name="gr3" draw:text-style-name="P4" xml:id="id1" draw:id="id1" draw:layer="layout" svg:width="4.012cm" svg:height="1cm" svg:x="4.988cm" svg:y="5.46cm">
          <text:p text:style-name="P1"><text:span text:style-name="T2">Controlla muro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3" draw:text-style-name="P4" xml:id="id3" draw:id="id3" draw:layer="layout" svg:width="4.012cm" svg:height="1cm" svg:x="1cm" svg:y="11.96cm">
          <text:p text:style-name="P1"><text:span text:style-name="T2">Gira a destra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3" draw:text-style-name="P4" xml:id="id4" draw:id="id4" draw:layer="layout" svg:width="4.012cm" svg:height="1cm" svg:x="9cm" svg:y="11.96cm">
          <text:p text:style-name="P1"><text:span text:style-name="T2">Passo avanti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4" draw:text-style-name="P3" draw:layer="layout" svg:x1="5.5cm" svg:y1="10.46cm" svg:x2="3.006cm" svg:y2="11.96cm" draw:start-shape="id2" draw:start-glue-point="5" draw:end-shape="id3" draw:end-glue-point="5" svg:d="M5500 10460h-2494v1500" svg:viewBox="0 0 2495 1501">
          <text:p text:style-name="P1"><text:span text:style-name="T3">SI</text:span></text:p>
        </draw:connector>
        <draw:connector draw:style-name="gr4" draw:text-style-name="P3" draw:layer="layout" svg:x1="8.5cm" svg:y1="10.46cm" svg:x2="11.006cm" svg:y2="11.96cm" draw:start-shape="id2" draw:start-glue-point="7" draw:end-shape="id4" draw:end-glue-point="5" svg:d="M8500 10460h2506v1500" svg:viewBox="0 0 2507 1501">
          <text:p text:style-name="P1"><text:span text:style-name="T3">NO</text:span></text:p>
        </draw:connector>
        <draw:custom-shape draw:style-name="gr5" draw:text-style-name="P5" xml:id="id6" draw:id="id6" draw:layer="layout" svg:width="0.6cm" svg:height="0.6cm" svg:x="6.7cm" svg:y="3.66cm">
          <text:p text:style-name="P1"><text:span text:style-name="T3"/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5" draw:text-style-name="P5" xml:id="id5" draw:id="id5" draw:layer="layout" svg:width="0.6cm" svg:height="0.6cm" svg:x="6.7cm" svg:y="14.66cm">
          <text:p text:style-name="P1"><text:span text:style-name="T3"/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2" draw:text-style-name="P3" draw:layer="layout" svg:x1="11.006cm" svg:y1="12.96cm" svg:x2="7.3cm" svg:y2="14.96cm" draw:start-shape="id4" draw:start-glue-point="8" draw:end-shape="id5" draw:end-glue-point="10" svg:d="M11006 12960v2000h-3706" svg:viewBox="0 0 3707 2001">
          <text:p/>
        </draw:connector>
        <draw:connector draw:style-name="gr2" draw:text-style-name="P3" draw:layer="layout" svg:x1="3.006cm" svg:y1="12.96cm" svg:x2="6.7cm" svg:y2="14.96cm" draw:start-shape="id3" draw:start-glue-point="8" draw:end-shape="id5" draw:end-glue-point="6" svg:d="M3006 12960v2000h3694" svg:viewBox="0 0 3695 2001">
          <text:p/>
        </draw:connector>
        <draw:connector draw:style-name="gr2" draw:text-style-name="P3" draw:layer="layout" draw:line-skew="1.199cm 5.559cm" svg:x1="7cm" svg:y1="15.26cm" svg:x2="7.3cm" svg:y2="3.96cm" draw:start-shape="id5" draw:start-glue-point="8" draw:end-shape="id6" draw:end-glue-point="10" svg:d="M7000 15260v1740h6400v-13040h-6100" svg:viewBox="0 0 6401 13041">
          <text:p/>
        </draw:connector>
        <draw:connector draw:style-name="gr2" draw:text-style-name="P3" draw:layer="layout" svg:x1="7cm" svg:y1="4.26cm" svg:x2="6.994cm" svg:y2="5.46cm" draw:start-shape="id6" draw:start-glue-point="8" draw:end-shape="id1" draw:end-glue-point="5" svg:d="M7000 4260v600h-6v600" svg:viewBox="0 0 7 1201">
          <text:p/>
        </draw:connector>
        <draw:custom-shape draw:style-name="gr6" draw:text-style-name="P6" draw:layer="layout" svg:width="2.1cm" svg:height="1.6cm" draw:transform="rotate (-1.5707963267949) translate (7.8cm 1.46cm)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20:54:27.565416010</meta:creation-date>
    <dc:date>2019-10-17T21:17:04.074252210</dc:date>
    <meta:editing-duration>PT9M45S</meta:editing-duration>
    <meta:editing-cycles>2</meta:editing-cycles>
    <meta:generator>LibreOffice/6.2.7.1$Linux_X86_64 LibreOffice_project/20$Build-1</meta:generator>
    <meta:document-statistic meta:object-count="14"/>
  </office:meta>
</office:document-meta>
</file>